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165.03mm"/>
    </style:style>
    <style:style style:name="co4" style:family="table-column">
      <style:table-column-properties fo:break-before="auto" style:column-width="89.59mm"/>
    </style:style>
    <style:style style:name="co5" style:family="table-column">
      <style:table-column-properties fo:break-before="auto" style:column-width="144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7.91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style:font-name="Liberation Sans" style:font-name-asian="Noto Sans CJK SC Regular" style:font-name-complex="FreeSans"/>
    </style:style>
    <style:style style:name="T1" style:family="text">
      <style:text-properties fo:color="#3333ff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 table:number-columns-spanned="2" table:number-rows-spanned="4">
            <text:p>User Story</text:p>
          </table:table-cell>
          <table:covered-table-cell table:style-name="Default"/>
          <table:table-cell table:style-name="Default" office:value-type="string" calcext:value-type="string" table:number-columns-spanned="1" table:number-rows-spanned="4">
            <text:p>How to achieve</text:p>
          </table:table-cell>
          <table:table-cell table:style-name="Default" office:value-type="string" calcext:value-type="string" table:number-columns-spanned="1" table:number-rows-spanned="4">
            <text:p>Expected</text:p>
            <text:p>Result</text:p>
          </table:table-cell>
          <table:table-cell table:style-name="Default" office:value-type="string" calcext:value-type="string" table:number-columns-spanned="1" table:number-rows-spanned="4">
            <text:p>Actual</text:p>
            <text:p>Result</text:p>
          </table:table-cell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 table:number-columns-spanned="2" table:number-rows-spanned="5">
            <text:p>As professor, I need to create</text:p>
            <text:p>an assignment for each chapter with</text:p>
            <text:p>Start date and end date </text:p>
          </table:table-cell>
          <table:covered-table-cell/>
          <table:table-cell office:value-type="string" calcext:value-type="string">
            <text:p>To create an assignment:</text:p>
          </table:table-cell>
          <table:table-cell office:value-type="string" calcext:value-type="string" table:number-columns-spanned="1" table:number-rows-spanned="5">
            <text:p>A new assignment link shows up on the Assignment list</text:p>
            <text:p>Page with the entered name, start date and end date</text:p>
          </table:table-cell>
          <table:table-cell office:value-type="string" calcext:value-type="string" table:number-columns-spanned="1" table:number-rows-spanned="5">
            <text:p>Nothing showed up</text:p>
          </table:table-cell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4">
            <text:p>1. Login using Ins/Ta account </text:p>
            <text:p>2. Click ‘Assignments’ tab on the top nav bar  </text:p>
            <text:p>3. Click ‘Create Assignments’ button </text:p>
            <text:p>4. Enter the Assignment’s name, start date and end date, then click ‘Submit Request’ button</text:p>
          </table:table-cell>
          <table:covered-table-cell table:number-columns-repeated="2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office:value-type="string" calcext:value-type="string" table:number-columns-spanned="2" table:number-rows-spanned="2">
            <text:p>As professor, I need be able to create </text:p>
            <text:p>questions such as multiple choice, </text:p>
            <text:p>text input with the correct solution and</text:p>
            <text:p>The grade weight to each assignment</text:p>
          </table:table-cell>
          <table:covered-table-cell/>
          <table:table-cell office:value-type="string" calcext:value-type="string">
            <text:p>To add questions of an assignment:</text:p>
          </table:table-cell>
          <table:table-cell office:value-type="string" calcext:value-type="string" table:number-columns-spanned="1" table:number-rows-spanned="2">
            <text:p>A new question with the entered contents shows up</text:p>
            <text:p>In the assignment page</text:p>
            <text:p/>
            <text:p/>
            <text:p/>
            <text:p/>
            <text:p/>
            <text:p/>
            <text:p>Not implemented yet</text:p>
          </table:table-cell>
          <table:table-cell office:value-type="string" calcext:value-type="string" table:number-columns-spanned="1" table:number-rows-spanned="2">
            <text:p>A new question shows up with entered content but only in short answer typ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1. Login using Ins/Ta account  </text:p>
            <text:p>2. Click ‘Assignments’ tab on the top nav bar </text:p>
            <text:p>3. Click the assignment in the list that need to be edited  </text:p>
            <text:p>4. To create a new question:</text:p>
            <text:p>    -click ‘Create Questions’ button at the bottom of the page</text:p>
            <text:p>    -follow the same step as edit a question, then click ‘Submit Request’</text:p>
            <text:p>    -the new question will be shown on the assignment page on successful operation</text:p>
            <text:p><text:span text:style-name="T1">5. To add grade weight to each assignment:</text:span></text:p>
            <text:p>    -take a screenshoot of the webpage</text:p>
            <text:p>    -open the screenshoot in paint</text:p>
            <text:p>    -draw the weight beside the assignment</text:p>
            <text:p>    -save the picture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As professor, I need to be able to edit </text:p>
            <text:p>Questions and answers after creation</text:p>
          </table:table-cell>
          <table:covered-table-cell/>
          <table:table-cell table:style-name="ce3" office:value-type="string" calcext:value-type="string">
            <text:p><text:span text:style-name="T2">4. To edit a existed question:</text:span></text:p>
            <text:p><text:span text:style-name="T2">    -follow step 1-3 in ‘add questions of an assignment’</text:span></text:p>
            <text:p><text:span text:style-name="T2">    -click ‘Edit’ button in the question box that needed to be edited</text:span></text:p>
            <text:p><text:span text:style-name="T2">    -edit it’s name, question and answer in space provided, then click ‘Submit Request’</text:span></text:p>
            <text:p><text:span text:style-name="T2">    -the edited question will be shown on the assignment page on successful operation</text:span></text:p>
          </table:table-cell>
          <table:table-cell office:value-type="string" calcext:value-type="string">
            <text:p>The question that edited shows up with new contents</text:p>
            <text:p>That entered</text:p>
          </table:table-cell>
          <table:table-cell office:value-type="string" calcext:value-type="string">
            <text:p>The question has been updated but still only of short answer type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As student, I need to be able to take a </text:p>
            <text:p>Quiz for each lesson</text:p>
          </table:table-cell>
          <table:covered-table-cell/>
          <table:table-cell office:value-type="string" calcext:value-type="string">
            <text:p>To take a assignment for certain lesson:</text:p>
            <text:p>    -Login using student account</text:p>
            <text:p>    -Click ‘Assignments’ tab on the top nav bar</text:p>
            <text:p>    -Click the assignment that wanted to take in the list of assignments</text:p>
            <text:p>    -Answer the questions and click submi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 table:number-columns-spanned="2" table:number-rows-spanned="1">
            <text:p>As professor, I need to create account</text:p>
            <text:p>s for students and TA's' so that they </text:p>
            <text:p>Can access quizzes remotely</text:p>
          </table:table-cell>
          <table:covered-table-cell/>
          <table:table-cell office:value-type="string" calcext:value-type="string">
            <text:p>To create an student account:</text:p>
            <text:p>    -Login using Ins/Ta account</text:p>
            <text:p>    -Click ‘Account’ tab on the top nav bar</text:p>
            <text:p>    -Enter students name, email and password, then click ‘Submit’</text:p>
            <text:p><text:span text:style-name="T1">To create an TA account:</text:span></text:p>
            <text:p>    -where to create TA account</text:p>
          </table:table-cell>
          <table:table-cell office:value-type="string" calcext:value-type="string">
            <text:p>After create a student account, the account should be</text:p>
            <text:p>Able to login at student login page.</text:p>
            <text:p/>
            <text:p>After create a TA account, the account should be able</text:p>
            <text:p>To login at Ins/Ta login page</text:p>
          </table:table-cell>
          <table:table-cell office:value-type="string" calcext:value-type="string">
            <text:p>The student account that created is able to login at student login page.</text:p>
            <text:p><text:span text:style-name="T1"/></text:p>
            <text:p><text:span text:style-name="T1">Cant find bottun to create a TA account</text:span>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00-00-00</text:date>, <text:time style:data-style-name="N2" text:time-value="16:39:07.078791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5:38:16.783251459</meta:creation-date>
    <meta:editing-duration>PT1M21S</meta:editing-duration>
    <meta:editing-cycles>3</meta:editing-cycles>
    <meta:generator>LibreOffice/5.1.6.2$Linux_X86_64 LibreOffice_project/10m0$Build-2</meta:generator>
    <dc:date>2017-11-18T17:01:08.286952254</dc:date>
    <meta:document-statistic meta:table-count="1" meta:cell-count="25" meta:object-count="0"/>
  </office:meta>
</office:document-meta>
</file>